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18E6E5FC67616C1220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402cm"/>
    </style:style>
    <style:style style:name="Tabla1.B" style:family="table-column">
      <style:table-column-properties style:column-width="1.799cm"/>
    </style:style>
    <style:style style:name="Tabla1.C" style:family="table-column">
      <style:table-column-properties style:column-width="1.905cm"/>
    </style:style>
    <style:style style:name="Tabla1.D" style:family="table-column">
      <style:table-column-properties style:column-width="6.297cm"/>
    </style:style>
    <style:style style:name="Tabla1.E" style:family="table-column">
      <style:table-column-properties style:column-width="2.699cm"/>
    </style:style>
    <style:style style:name="Tabla1.F" style:family="table-column">
      <style:table-column-properties style:column-width="2.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1pt" officeooo:rsid="00289cff" officeooo:paragraph-rsid="00b49ae4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2a03a2" officeooo:paragraph-rsid="00b49ae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2a03a2" officeooo:paragraph-rsid="00a3c0ec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2a03a2" officeooo:paragraph-rsid="00a3c0e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2a03a2" officeooo:paragraph-rsid="0036ef27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6df095" officeooo:paragraph-rsid="006df095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rsid="00135c19" officeooo:paragraph-rsid="001b676b"/>
    </style:style>
    <style:style style:name="P8" style:family="paragraph" style:parent-style-name="Standard">
      <style:text-properties officeooo:paragraph-rsid="001b676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a03a2" officeooo:paragraph-rsid="001dcf9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a03a2" officeooo:paragraph-rsid="006df0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6df095" officeooo:paragraph-rsid="006df095" style:font-weight-asian="bold" style:font-weight-complex="bold"/>
    </style:style>
    <style:style style:name="P12" style:family="paragraph" style:parent-style-name="Standard">
      <style:text-properties officeooo:rsid="00072a16" officeooo:paragraph-rsid="001f8673"/>
    </style:style>
    <style:style style:name="P13" style:family="paragraph" style:parent-style-name="Footer">
      <style:paragraph-properties fo:text-align="end" style:justify-single-word="false"/>
      <style:text-properties officeooo:rsid="00b6669b" officeooo:paragraph-rsid="00b6669b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size="8pt" fo:font-weight="bold" officeooo:rsid="00925161" officeooo:paragraph-rsid="00925161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bold" officeooo:rsid="00918946" officeooo:paragraph-rsid="00918946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8pt" fo:font-weight="bold" officeooo:rsid="0071ae17" officeooo:paragraph-rsid="0071ae17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officeooo:rsid="00b6669b" officeooo:paragraph-rsid="00b6669b" style:font-size-asian="8pt" style:font-size-complex="8pt"/>
    </style:style>
    <style:style style:name="T1" style:family="text">
      <style:text-properties officeooo:rsid="009251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officeooo:rsid="008a0a65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2516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umero" text:name="py3o.student.student_id"/>
        <text:user-field-decl office:value-type="string" office:string-value="score" text:name="py3o.student.student_id.score"/>
        <text:user-field-decl office:value-type="string" office:string-value="student" text:name="py3o.student.student_id.name"/>
        <text:user-field-decl office:value-type="string" office:string-value="score" text:name="py3o.student.score"/>
        <text:user-field-decl office:value-type="string" office:string-value="esprit_corps" text:name="py3o.student.esprit_corps"/>
        <text:user-field-decl office:value-type="string" office:string-value="honor" text:name="py3o.student.honor"/>
        <text:user-field-decl office:value-type="string" office:string-value="loyalty" text:name="py3o.student.loyalty"/>
        <text:user-field-decl office:value-type="string" office:string-value="honesty" text:name="py3o.student.honesty"/>
        <text:user-field-decl office:value-type="string" office:string-value="cooperation" text:name="py3o.student.cooperation"/>
        <text:user-field-decl office:value-type="string" office:string-value="curso" text:name="py3o.objects.course_id"/>
        <text:user-field-decl office:value-type="string" office:string-value="date" text:name="py3o.objects.date"/>
        <text:user-field-decl office:value-type="string" office:string-value="curso" text:name="py3o.objects.course_id.name"/>
        <text:user-field-decl office:value-type="string" office:string-value="specialty" text:name="py3o.student.student_id.specialty_id.name"/>
        <text:user-field-decl office:value-type="string" office:string-value="grade" text:name="py3o.student.student_id.grade_id.name"/>
        <text:user-field-decl office:value-type="string" office:string-value="specialty" text:name="py3o.student.student_id.specialty_id.acronym"/>
        <text:user-field-decl office:value-type="string" office:string-value="grade" text:name="py3o.student.student_id.grade_id.acronym"/>
        <text:user-field-decl office:value-type="string" office:string-value="student" text:name="py3o.student.student_id.full_name"/>
        <text:user-field-decl office:value-type="float" office:value="0" text:name="py3o.secuencial"/>
        <text:user-field-decl office:value-type="string" office:string-value="enrollment" text:name="py3o.objects.course_id.enrollment"/>
        <text:user-field-decl office:value-type="string" office:string-value="division" text:name="py3o.objects.faculty_id.name"/>
        <text:user-field-decl office:value-type="string" office:string-value="specialty-docente" text:name="py3o.faculty.specialty_id.acronym"/>
        <text:user-field-decl office:value-type="string" office:string-value="specialty-docente" text:name="py3o.objects.faculty_id.specialty_id.acronym"/>
        <text:user-field-decl office:value-type="string" office:string-value="start_date" text:name="py3o.objects.course_id.start_date"/>
        <text:user-field-decl office:value-type="string" office:string-value="end_date" text:name="py3o.objects.course_id.end_date"/>
        <text:user-field-decl office:value-type="string" office:string-value="productividad" text:name="py3o.objects.parameter_id.param_name"/>
        <text:user-field-decl office:value-type="string" office:string-value="productividad" text:name="py3o.objects.parameter_id.param_name.name"/>
        <text:user-field-decl office:value-type="string" office:string-value="student" text:name="py3o.student_id.full_name"/>
        <text:user-field-decl office:value-type="string" office:string-value="supervisior" text:name="py3o.objects.course_id.assigned_officer_id.name"/>
        <text:user-field-decl office:value-type="string" office:string-value="specialty" text:name="py3o.objects.course_id.assigned_officer_id.specialty_id.acronym"/>
        <text:user-field-decl office:value-type="string" office:string-value="grade" text:name="py3o.objects.student_id.grade_id"/>
        <text:user-field-decl office:value-type="string" office:string-value="grade" text:name="py3o.objects.grade_id.acronym"/>
        <text:user-field-decl office:value-type="string" office:string-value="grade" text:name="py3o.student.grade_id.acronym"/>
        <text:user-field-decl office:value-type="string" office:string-value="specialty" text:name="py3o.student.specialty_id.acronym"/>
        <text:user-field-decl office:value-type="string" office:string-value="student" text:name="py3o.student.full_name"/>
        <text:user-field-decl office:value-type="string" office:string-value="cedula" text:name="py3o.student.ced_ruc"/>
        <text:user-field-decl office:value-type="string" office:string-value="promocion" text:name="py3o.student.promotion_id.name"/>
        <text:user-field-decl office:value-type="string" office:string-value="seq" text:name="py3o.student.seq"/>
      </text:user-field-decls>
      <text:p text:style-name="P3"><text:span text:style-name="T4">CURSO </text:span><text:span text:style-name="T5">DE PROMOCIÓN DE </text:span></text:p>
      <text:p text:style-name="P4"><text:span text:style-name="T1"><text:s/></text:span><text:user-field-get text:name="py3o.objects.course_id.name">curso</text:user-field-get></text:p>
      <text:p text:style-name="P5"/>
      <text:p text:style-name="P6"><text:span text:style-name="T1">SUPERVISOR</text:span>: <text:span text:style-name="T2"><text:user-field-get text:name="py3o.objects.course_id.assigned_officer_id.specialty_id.acronym">specialty</text:user-field-get></text:span><text:span text:style-name="T2"><text:s/>.</text:span><text:span text:style-name="T2"><text:user-field-get text:name="py3o.objects.course_id.assigned_officer_id.name">supervisior</text:user-field-get></text:span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5">ORD</text:p>
          </table:table-cell>
          <table:table-cell table:style-name="Tabla1.A1" office:value-type="string">
            <text:p text:style-name="P16">GRADO</text:p>
          </table:table-cell>
          <table:table-cell table:style-name="Tabla1.A1" office:value-type="string">
            <text:p text:style-name="P17">ESP</text:p>
          </table:table-cell>
          <table:table-cell table:style-name="Tabla1.A1" office:value-type="string">
            <text:p text:style-name="P17">APELLIDOS Y NOMBRES</text:p>
          </table:table-cell>
          <table:table-cell table:style-name="Tabla1.A1" office:value-type="string">
            <text:p text:style-name="P15">NO. CÉDULA</text:p>
          </table:table-cell>
          <table:table-cell table:style-name="Tabla1.F1" office:value-type="string">
            <text:p text:style-name="P15">PROMOCIÓN</text:p>
          </table:table-cell>
        </table:table-row>
        <table:table-row>
          <table:table-cell table:style-name="Tabla1.A2" office:value-type="string">
            <text:p text:style-name="P14"><text:a xlink:type="simple" xlink:href="py3o://for=%22student%20in%20objects.student_ids%22" text:style-name="Internet_20_link" text:visited-style-name="Visited_20_Internet_20_Link"><text:span text:style-name="T3">for="student in objects.student_ids"</text:span></text:a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F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8"><text:user-field-get text:name="py3o.student.grade_id.acronym">grade</text:user-field-get></text:p>
          </table:table-cell>
          <table:table-cell table:style-name="Tabla1.A2" office:value-type="string">
            <text:p text:style-name="P18"><text:user-field-get text:name="py3o.student.specialty_id.acronym">specialty</text:user-field-get></text:p>
          </table:table-cell>
          <table:table-cell table:style-name="Tabla1.A2" office:value-type="string">
            <text:p text:style-name="P18"><text:user-field-get text:name="py3o.student.full_name">student</text:user-field-get></text:p>
          </table:table-cell>
          <table:table-cell table:style-name="Tabla1.A2" office:value-type="string">
            <text:p text:style-name="P18"><text:user-field-get text:name="py3o.student.ced_ruc">cedula</text:user-field-get></text:p>
          </table:table-cell>
          <table:table-cell table:style-name="Tabla1.F2" office:value-type="string">
            <text:p text:style-name="P18"><text:user-field-get text:name="py3o.student.promotion_id.name">promocion</text:user-field-get></text:p>
          </table:table-cell>
        </table:table-row>
        <table:table-row>
          <table:table-cell table:style-name="Tabla1.A2" office:value-type="string">
            <text:p text:style-name="P14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/>
          </table:table-cell>
          <table:table-cell table:style-name="Tabla1.F2" office:value-type="string">
            <text:p text:style-name="P18"/>
          </table:table-cell>
        </table:table-row>
      </table:table>
      <text:p text:style-name="P10"/>
      <text:p text:style-name="P9"/>
      <text:p text:style-name="P12"><text:s text:c="36"/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1pt" officeooo:rsid="00289cff" officeooo:paragraph-rsid="00b49ae4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officeooo:rsid="002a03a2" officeooo:paragraph-rsid="00b49ae4" style:font-size-asian="11pt" style:font-size-complex="11pt"/>
    </style:style>
    <style:style style:name="MP3" style:family="paragraph" style:parent-style-name="Footer">
      <style:paragraph-properties fo:text-align="end" style:justify-single-word="false"/>
      <style:text-properties officeooo:rsid="00b6669b" officeooo:paragraph-rsid="00b6669b"/>
    </style:style>
    <style:style style:name="MT1" style:family="text">
      <style:text-properties officeooo:rsid="0092516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6.892cm" svg:y="-1.588cm" svg:width="2cm" svg:height="2cm" draw:z-index="0"><draw:image xlink:href="Pictures/100000000000018E0000018E6E5FC67616C12202.jpg" xlink:type="simple" xlink:show="embed" xlink:actuate="onLoad"/></draw:frame></text:p>
        <text:p text:style-name="MP1">ARMADA DEL ECUADOR</text:p>
        <text:p text:style-name="MP1">ESCUELA DE CALIFICACIÓN Y PERFECCIONAMIENTO</text:p>
        <text:p text:style-name="MP1">“ALMIRANTE RENÁN OLMEDO GONZÁLEZ”</text:p>
        <text:p text:style-name="MP2">Guayaquil</text:p>
        <text:p text:style-name="MP2">-<text:span text:style-name="MT1">o-</text:span></text:p>
      </style:header>
      <style:footer>
        <text:p text:style-name="MP3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5:50:35.660607879</meta:creation-date>
    <meta:generator>LibreOffice/5.4.0.3$Linux_X86_64 LibreOffice_project/40m0$Build-3</meta:generator>
    <dc:date>2017-08-08T10:01:24.572302745</dc:date>
    <meta:editing-duration>PT4H45M18S</meta:editing-duration>
    <meta:editing-cycles>131</meta:editing-cycles>
    <meta:document-statistic meta:table-count="1" meta:image-count="1" meta:object-count="0" meta:page-count="1" meta:paragraph-count="23" meta:word-count="41" meta:character-count="330" meta:non-whitespace-character-count="273"/>
  </office:meta>
</office:document-meta>
</file>